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b214" officeooo:paragraph-rsid="0010b214"/>
    </style:style>
    <style:style style:name="P2" style:family="paragraph" style:parent-style-name="Standard">
      <style:text-properties officeooo:rsid="000ffea3" officeooo:paragraph-rsid="000ffea3"/>
    </style:style>
    <style:style style:name="P3" style:family="paragraph" style:parent-style-name="Standard">
      <style:text-properties officeooo:rsid="00109108" officeooo:paragraph-rsid="00109108"/>
    </style:style>
    <style:style style:name="T1" style:family="text">
      <style:text-properties officeooo:rsid="0010b214"/>
    </style:style>
    <style:style style:name="T2" style:family="text">
      <style:text-properties officeooo:rsid="00109108"/>
    </style:style>
    <style:style style:name="T3" style:family="text">
      <style:text-properties officeooo:rsid="00127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tłomiej Mamica poprawa Wesela <text:s text:c="3"/>20.11.2025</text:p>
      <text:p text:style-name="P2">1. Charakterystyka społeczeństwa kryterium porównawcze </text:p>
      <text:p text:style-name="P2">2. Wyjaśnij symboliczne znaczenie:</text:p>
      <text:p text:style-name="P2">- scena chocholi taniec</text:p>
      <text:p text:style-name="P2">- przedmiot złota podkowa</text:p>
      <text:p text:style-name="P2">- osoba upiór</text:p>
      <text:p text:style-name="P2">3. problematyka narodowa <text:s/>1 wątek </text:p>
      <text:p text:style-name="P2">4. kto komu i dlaczego wernychora</text:p>
      <text:p text:style-name="P2"/>
      <text:p text:style-name="P2">1. Charakterystyka społeczeństwa <text:span text:style-name="T1">i</text:span>nteligencja a <text:span text:style-name="T1">c</text:span>hłopi.</text:p>
      <text:p text:style-name="P2">Inteligencja jest warstwą społeczną wykształconą, bez chęci do robienia czegokolwiek, wolą nie pracować cały dzień. <text:span text:style-name="T2">Chłopi nie mają </text:span><text:span text:style-name="T3">dostępu do wiedzy oraz</text:span><text:span text:style-name="T2"> problemu żeby ciężko pracować, a nawet robią to codziennie.</text:span> </text:p>
      <text:p text:style-name="P3">Inteligencja ma świadomość co się dzieje na świecie i nie chętnie dzielą się tymi informacjami z chłopami.</text:p>
      <text:p text:style-name="P2"/>
      <text:p text:style-name="P2">2.</text:p>
      <text:p text:style-name="P2">- chocholi taniec</text:p>
      <text:p text:style-name="P1">Chocholi taniec symbolizuje brak czujności narodu, oraz jego zniewolenie.</text:p>
      <text:p text:style-name="P2"/>
      <text:p text:style-name="P2">- złota podkowa</text:p>
      <text:p text:style-name="P3">Złota podkowa jest symbolem szczęścia oraz nadzieli. Jest znakiem dla chłopów aby teraz zaczeli <text:span text:style-name="T1">działać, lecz oni nie wyorzystują szansy.</text:span></text:p>
      <text:p text:style-name="P2"/>
      <text:p text:style-name="P2">- upiór</text:p>
      <text:p text:style-name="P3">Upiór jest symbolem niezgody chłopów z inteligencją. Symbolizuje on krwawą historię oraz grzechy z przeszłości. Jest takrze symbolem strachu inteligencji przed chłopami.</text:p>
      <text:p text:style-name="P2">3.</text:p>
      <text:p text:style-name="P2"/>
      <text:p text:style-name="P2">4. Wernychora ukazała się <text:span text:style-name="T1">gospodarzowi. Przekazuje mu złoty róg, który miał posłużyć za sygnał o świcie dla chłopów aby staneli do walki. Była to możliwość zjednoczenia chłopów i inteligencji, ale gospodarz zaspał i nie zadmił w róg. Wernychora ukazała się gospodarzowi ponieważ uważała go za godnego łącznika inteligencji i chłopów.</text:span></text:p>
      <text:p text:style-name="P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9:52:44.581331801</meta:creation-date>
    <dc:date>2025-11-20T10:24:19.865006283</dc:date>
    <meta:editing-duration>PT9M14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20" meta:word-count="201" meta:character-count="1394" meta:non-whitespace-character-count="1206"/>
  </office:meta>
</office:document-meta>
</file>